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0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ть два произвольных файла.</text:p>
      <text:p text:style-name="P1"/>
      <text:p text:style-name="P2">touch randomFile1 randomFile2</text:p>
      <text:p text:style-name="P1"/>
      <text:p text:style-name="P1">Первому присвоить права на чтение и запись для владельца и группы, только на чтение — для всех.</text:p>
      <text:p text:style-name="P1"/>
      <text:p text:style-name="P2">chmod u=rw,g=rw,o=r randomFile1</text:p>
      <text:p text:style-name="P2"/>
      <text:p text:style-name="P1">Второму присвоить права на чтение и запись только для владельца.</text:p>
      <text:p text:style-name="P1"/>
      <text:p text:style-name="P2">chmod u=rw,g-r,o-r randomFile2</text:p>
      <text:p text:style-name="P2"/>
      <text:p text:style-name="P1">Сделать это в численном и символьном виде.</text:p>
      <text:p text:style-name="P1"/>
      <text:p text:style-name="P2">chmod 664 randomFile1</text:p>
      <text:p text:style-name="P2">chmod 600 randomFile2</text:p>
      <text:p text:style-name="P1"/>
      <text:p text:style-name="P1">Назначить новых владельца и группу для директории целиком.</text:p>
      <text:p text:style-name="P1"/>
      <text:p text:style-name="P2">sudo chown testuser:www-data homework3</text:p>
      <text:p text:style-name="P2"/>
      <text:p text:style-name="P1">Управление пользователями:<text:line-break/>* создать пользователя, используя утилиту useradd и adduser;</text:p>
      <text:p text:style-name="P2"/>
      <text:p text:style-name="P2">sudo useradd -s /bin/bash -m -d /home/homeworkUser homeworkUser</text:p>
      <text:p text:style-name="P2">sudo adduser homework2</text:p>
      <text:p text:style-name="P2"/>
      <text:p text:style-name="P1">* удалить пользователя, используя утилиту userdel.</text:p>
      <text:p text:style-name="P1"/>
      <text:p text:style-name="P2">sudo userdel homework2</text:p>
      <text:p text:style-name="P1"/>
      <text:p text:style-name="P1">Управление группами:<text:line-break/>* создать группу с использованием утилит groupadd и addgroup;</text:p>
      <text:p text:style-name="P1"/>
      <text:p text:style-name="P2">sudo groupadd homeworkGroup</text:p>
      <text:p text:style-name="P2">addgroup homeworkgroup2</text:p>
      <text:p text:style-name="P1"/>
      <text:p text:style-name="P1">* попрактиковаться в смене групп у пользователей;</text:p>
      <text:p text:style-name="P1"/>
      <text:p text:style-name="P2">sudo usermod -aG adm testuser</text:p>
      <text:p text:style-name="P1"/>
      <text:p text:style-name="P1">* добавить пользователя в группу, не меняя основной;</text:p>
      <text:p text:style-name="P1"/>
      <text:p text:style-name="P2"><text:s/>sudo usermod -g homeworkgroup2 homeworkUser</text:p>
      <text:p text:style-name="P2"/>
      <text:p text:style-name="P1">Создать пользователя с правами суперпользователя. </text:p>
      <text:p text:style-name="P2"/>
      <text:p text:style-name="P2">adduser sammy</text:p>
      <text:p text:style-name="P2">usermod -aG sudo sammy</text:p>
      <text:p text:style-name="P1"/>
      <text:p text:style-name="P1">Сделать так, чтобы sudo не требовал пароль для выполнения команд.</text:p>
      <text:p text:style-name="P1"/>
      <text:p text:style-name="P2">sudo visudo</text:p>
      <text:p text:style-name="P2">%sudo<text:tab/>ALL=(ALL:ALL) NOPASSWD:ALL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8:47:39.066078686</meta:creation-date>
    <meta:generator>LibreOffice/7.3.7.2$Linux_X86_64 LibreOffice_project/30$Build-2</meta:generator>
    <dc:date>2023-02-20T19:55:08.717493172</dc:date>
    <meta:editing-duration>PT5M45S</meta:editing-duration>
    <meta:editing-cycles>1</meta:editing-cycles>
    <meta:document-statistic meta:table-count="0" meta:image-count="0" meta:object-count="0" meta:page-count="2" meta:paragraph-count="29" meta:word-count="161" meta:character-count="1203" meta:non-whitespace-character-count="1068"/>
  </office:meta>
</office:document-meta>
</file>